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tracked-changes text:track-changes="false">
        <text:changed-region text:id="ct-1353757344">
          <text:insertion>
            <office:change-info>
              <dc:creator>Finholt Project</dc:creator>
              <dc:date>2013-03-14T15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</text:p>
      <text:p text:style-name="Standard"/>
      <text:p text:style-name="Standard"><text:change-start text:change-id="ct-1353757344"/>test<text:change-end text:change-id="ct-13537573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inholt Project</meta:initial-creator>
    <meta:creation-date>2013-03-14T15:08:38</meta:creation-date>
    <meta:document-statistic meta:table-count="0" meta:image-count="0" meta:object-count="0" meta:page-count="1" meta:paragraph-count="2" meta:word-count="3" meta:character-count="17"/>
    <dc:date>2013-03-14T15:09:45</dc:date>
    <dc:creator>Finholt Project</dc:creator>
    <meta:editing-duration>PT00H01M07S</meta:editing-duration>
    <meta:editing-cycles>1</meta:editing-cycles>
    <meta:generator>OpenOffice.org/3.2$Linux OpenOffice.org_project/320m12$Build-9483</meta:generator>
  </office:meta>
</office:document-meta>
</file>